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66) rotate (-1.97309471937959) translate (5.3342888355282cm 3.53985898354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4) rotate (-1.18577669380495) translate (5.59204134706709cm 3.0289617805383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71670420358cm 5.7096243791604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579114539899cm 3.31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4) rotate (-2.1556561591382) translate (3.59347366595041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039cm 7.2186151038323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662447873229cm 5.864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103623985261cm 6.70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188cm" svg:height="1.68cm" draw:transform="skewX (0.00069813170079773) rotate (-0.386415896391545) translate (4.2544799557722cm 1.38440936387439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79) translate (4.4529876347359cm 2.466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6507146862296cm 2.079360874284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5264578120657cm 1.658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6981691751043cm 2.26056134239601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36:12.442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3"/>
  </office:meta>
</office:document-meta>
</file>